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Lesson Plan: Introduction to Website Hosting</text:span></text:h>
      <text:h text:style-name="Heading_20_2" text:outline-level="2"><text:span text:style-name="Strong_20_Emphasis">Lesson Overview</text:span></text:h>
      <text:p text:style-name="Text_20_body">Students will learn what website hosting is, why it’s necessary, the different types of hosting, and how to publish a website using a free hosting service.</text:p>
      <text:p text:style-name="Horizontal_20_Line"/>
      <text:h text:style-name="Heading_20_2" text:outline-level="2"><text:span text:style-name="Strong_20_Emphasis">Learning Objectives</text:span></text:h>
      <text:p text:style-name="Text_20_body">By the end of this lesson, students will be able to:</text:p>
      <text:list xml:id="list856073160758386019" text:style-name="L1">
        <text:list-item>
          <text:p text:style-name="P1">Define <text:span text:style-name="Emphasis">website hosting</text:span> and explain how it works.</text:p>
        </text:list-item>
        <text:list-item>
          <text:p text:style-name="P1">Differentiate between <text:span text:style-name="Strong_20_Emphasis">static</text:span> and <text:span text:style-name="Strong_20_Emphasis">dynamic</text:span> hosting.</text:p>
        </text:list-item>
        <text:list-item>
          <text:p text:style-name="P1">Identify <text:span text:style-name="Strong_20_Emphasis">free</text:span>, <text:span text:style-name="Strong_20_Emphasis">middle ground</text:span>, and <text:span text:style-name="Strong_20_Emphasis">paid</text:span> hosting options.</text:p>
        </text:list-item>
        <text:list-item>
          <text:p text:style-name="P1">Deploy a simple HTML site to a free static web host.</text:p>
        </text:list-item>
      </text:list>
      <text:p text:style-name="Horizontal_20_Line"/>
      <text:h text:style-name="Heading_20_2" text:outline-level="2"><text:span text:style-name="Strong_20_Emphasis">Key Vocabulary</text:span></text:h>
      <text:list xml:id="list2848073252635810542" text:style-name="L2">
        <text:list-item>
          <text:p text:style-name="P2"><text:span text:style-name="Strong_20_Emphasis">Website Hosting</text:span> – A service that stores your website’s files and makes them accessible on the internet.</text:p>
        </text:list-item>
        <text:list-item>
          <text:p text:style-name="P2"><text:span text:style-name="Strong_20_Emphasis">Domain Name</text:span> – The address users type in to visit your site (e.g., <text:span text:style-name="Source_20_Text">example.com</text:span>).</text:p>
        </text:list-item>
        <text:list-item>
          <text:p text:style-name="P2"><text:span text:style-name="Strong_20_Emphasis">Static Site</text:span> – A site made of fixed files (HTML, CSS, JS) with no server-side processing.</text:p>
        </text:list-item>
        <text:list-item>
          <text:p text:style-name="P2"><text:span text:style-name="Strong_20_Emphasis">Dynamic Site</text:span> – A site that uses server-side code (PHP, Python, Node.js) or databases.</text:p>
        </text:list-item>
        <text:list-item>
          <text:p text:style-name="P2"><text:span text:style-name="Strong_20_Emphasis">CDN (Content Delivery Network)</text:span> – A system of servers that deliver content faster to users worldwide.</text:p>
        </text:list-item>
        <text:list-item>
          <text:p text:style-name="P2"><text:span text:style-name="Strong_20_Emphasis">DNS (Domain Name System)</text:span> – Translates a domain name into an IP address that computers use.</text:p>
        </text:list-item>
      </text:list>
      <text:p text:style-name="Horizontal_20_Line"/>
      <text:h text:style-name="Heading_20_2" text:outline-level="2"><text:span text:style-name="Strong_20_Emphasis">Lesson Outline</text:span></text:h>
      <text:h text:style-name="Heading_20_3" text:outline-level="3"><text:span text:style-name="Strong_20_Emphasis">1. Introduction (10 min)</text:span></text:h>
      <text:list xml:id="list2271985020029280836" text:style-name="L3">
        <text:list-item>
          <text:p text:style-name="P3">Show a simple analogy: Hosting is like renting a “plot of land” on the internet.</text:p>
        </text:list-item>
        <text:list-item>
          <text:p text:style-name="P3">Explain that all websites live on a server that is always connected to the internet.</text:p>
        </text:list-item>
        <text:list-item>
          <text:p text:style-name="P3">Introduce static vs. dynamic hosting using examples:</text:p>
          <text:list>
            <text:list-item>
              <text:p text:style-name="P3">Static: Personal portfolio, blog, landing page.</text:p>
            </text:list-item>
            <text:list-item>
              <text:p text:style-name="P3">Dynamic: Online store, social media, dashboard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2. Types of Hosting (15 min)</text:span></text:h>
      <text:list xml:id="list4567389128633334709" text:style-name="L4">
        <text:list-item>
          <text:p text:style-name="P4"><text:span text:style-name="Strong_20_Emphasis">Static Hosting</text:span> (e.g., GitHub Pages, Netlify, Vercel)</text:p>
        </text:list-item>
        <text:list-item>
          <text:p text:style-name="P4"><text:span text:style-name="Strong_20_Emphasis">Dynamic Hosting</text:span> (e.g., Heroku, Railway, Render)</text:p>
        </text:list-item>
        <text:list-item>
          <text:p text:style-name="P4"><text:span text:style-name="Strong_20_Emphasis">Free / Middle Ground / Paid</text:span> tiers — use the <text:span text:style-name="Strong_20_Emphasis">Hosting Decision Map</text:span>.</text:p>
        </text:list-item>
        <text:list-item>
          <text:p text:style-name="P4">Briefly mention cloud services (AWS, Azure, Google Cloud).</text:p>
        </text:list-item>
      </text:list>
      <text:p text:style-name="Horizontal_20_Line"/>
      <text:h text:style-name="Heading_20_3" text:outline-level="3"><text:span text:style-name="Strong_20_Emphasis">3. How Hosting Works (10 min)</text:span></text:h>
      <text:list xml:id="list8422495846765681680" text:style-name="L5">
        <text:list-item>
          <text:p text:style-name="P5">Hosting = files on a server + domain name + DNS connection.</text:p>
        </text:list-item>
        <text:list-item>
          <text:p text:style-name="P5">Explain file transfer: Uploading via Git, drag-and-drop, or FTP.</text:p>
        </text:list-item>
        <text:list-item>
          <text:p text:style-name="P5">Describe CDNs for speed.</text:p>
        </text:list-item>
      </text:list>
      <text:p text:style-name="Horizontal_20_Line"/>
      <text:h text:style-name="Heading_20_3" text:outline-level="3"><text:span text:style-name="Strong_20_Emphasis">4. Hands-On Activity: Deploy a Static Site (30 min)</text:span></text:h>
      <text:p text:style-name="Text_20_body"><text:span text:style-name="Strong_20_Emphasis">Goal:</text:span> Publish a simple HTML site to a free hosting platform.</text:p>
      <text:p text:style-name="Text_20_body"><text:span text:style-name="Strong_20_Emphasis">Steps:</text:span></text:p>
      <text:list xml:id="list6870601502675682941" text:style-name="L6">
        <text:list-item>
          <text:p text:style-name="P6">Give students a basic HTML/CSS “Hello World” site.</text:p>
        </text:list-item>
        <text:list-item>
          <text:p text:style-name="P6">Have them create a GitHub account (or use Netlify drop).</text:p>
        </text:list-item>
        <text:list-item>
          <text:p text:style-name="P6">Walk through publishing using <text:span text:style-name="Strong_20_Emphasis">GitHub Pages</text:span> OR <text:span text:style-name="Strong_20_Emphasis">Netlify drag-and-drop</text:span>.</text:p>
        </text:list-item>
        <text:list-item>
          <text:p text:style-name="P6">Test the live site in the browser.</text:p>
        </text:list-item>
      </text:list>
      <text:p text:style-name="Horizontal_20_Line"/>
      <text:h text:style-name="Heading_20_3" text:outline-level="3"><text:span text:style-name="Strong_20_Emphasis">5. Wrap-Up &amp; Discussion (10 min)</text:span></text:h>
      <text:list xml:id="list8805194936341379006" text:style-name="L7">
        <text:list-item>
          <text:p text:style-name="P7">Ask students: “Which hosting type would you use for…?” (give scenarios).</text:p>
        </text:list-item>
        <text:list-item>
          <text:p text:style-name="P7">Recap static vs. dynamic, free vs. paid.</text:p>
        </text:list-item>
        <text:list-item>
          <text:p text:style-name="P7">Encourage them to explore other free hosting services.</text:p>
        </text:list-item>
      </text:list>
      <text:p text:style-name="Horizontal_20_Line"/>
      <text:h text:style-name="Heading_20_2" text:outline-level="2"><text:span text:style-name="Strong_20_Emphasis">Assessment</text:span></text:h>
      <text:list xml:id="list1266123283225228411" text:style-name="L8">
        <text:list-item>
          <text:p text:style-name="P8"><text:span text:style-name="Strong_20_Emphasis">Formative:</text:span> Observe students during the hands-on activity to ensure they can publish a site.</text:p>
        </text:list-item>
        <text:list-item>
          <text:p text:style-name="P8"><text:span text:style-name="Strong_20_Emphasis">Summative:</text:span> Have students submit a link to their live hosted site and a short paragraph explaining which hosting category it belongs to and why.</text:p>
        </text:list-item>
      </text:list>
      <text:p text:style-name="Horizontal_20_Line"/>
      <text:h text:style-name="Heading_20_2" text:outline-level="2"><text:span text:style-name="Strong_20_Emphasis">Materials Needed</text:span></text:h>
      <text:list xml:id="list3481952534133148481" text:style-name="L9">
        <text:list-item>
          <text:p text:style-name="P9">Computer with internet access.</text:p>
        </text:list-item>
        <text:list-item>
          <text:p text:style-name="P9"><text:soft-page-break/>Sample HTML/CSS site.</text:p>
        </text:list-item>
        <text:list-item>
          <text:p text:style-name="P9">Access to free hosting platforms (GitHub Pages, Netlify, or similar).</text:p>
        </text:list-item>
        <text:list-item>
          <text:p text:style-name="P9">Hosting Decision Map (printed or on projector).</text:p>
        </text:list-item>
      </text:list>
      <text:p text:style-name="Horizontal_20_Line"/>
      <text:h text:style-name="Heading_20_2" text:outline-level="2"><text:span text:style-name="Strong_20_Emphasis">Extension Ideas</text:span></text:h>
      <text:list xml:id="list8206614740540900177" text:style-name="L10">
        <text:list-item>
          <text:p text:style-name="P10">For advanced students: Deploy a <text:span text:style-name="Strong_20_Emphasis">dynamic</text:span> Node.js app to Heroku.</text:p>
        </text:list-item>
        <text:list-item>
          <text:p text:style-name="P10">For design students: Add custom domains and explore DNS settings.</text:p>
        </text:list-item>
        <text:list-item>
          <text:p text:style-name="P10">For IT students: Set up a VPS (e.g., on DigitalOcean) and manually host a site.</text:p>
        </text:list-item>
      </text:list>
      <text:p text:style-name="Horizontal_20_Line"/>
      <text:p text:style-name="Text_20_body">If you want, I can also <text:span text:style-name="Strong_20_Emphasis">bundle this lesson plan</text:span> with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5$Win32 OpenOffice.org_project/4115m2$Build-9813</meta:generator>
    <dc:date>2025-08-13T14:23:29.31</dc:date>
    <dc:creator>Joseph Malone</dc:creator>
    <meta:document-statistic meta:table-count="0" meta:image-count="0" meta:object-count="0" meta:page-count="3" meta:paragraph-count="56" meta:word-count="539" meta:character-count="3092"/>
    <meta:user-defined meta:name="Info 1"/>
    <meta:user-defined meta:name="Info 2"/>
    <meta:user-defined meta:name="Info 3"/>
    <meta:user-defined meta:name="Info 4"/>
  </office:meta>
</office:document-meta>
</file>